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ManagerImpl.get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load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ManagerImpl.newLibr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braryManager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ManagerImpl.load( String sourceURI , String base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ibraryManagerImpl.get( String sourceURI , String base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ibraryManagerImpl.debu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ManagerImpl.setBindingManager( JXPathBindingManager binding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